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adornments="Regular" style:font-pitch="variable"/>
    <style:font-face style:name="Ubuntu Light"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Marginalia">
      <style:paragraph-properties fo:margin-left="0cm" fo:margin-right="0cm" fo:text-indent="0cm" style:auto-text-indent="false">
        <style:tab-stops>
          <style:tab-stop style:position="8.52cm" style:type="center"/>
        </style:tab-stops>
      </style:paragraph-properties>
    </style:style>
    <style:style style:name="P2" style:family="paragraph" style:parent-style-name="Standard">
      <style:text-properties officeooo:rsid="001d94ab" officeooo:paragraph-rsid="001d94ab"/>
    </style:style>
    <style:style style:name="P3" style:family="paragraph" style:parent-style-name="Text_20_body">
      <style:text-properties officeooo:rsid="001f07ba"/>
    </style:style>
    <style:style style:name="P4" style:family="paragraph" style:parent-style-name="Text_20_body">
      <style:text-properties officeooo:rsid="001f07ba" officeooo:paragraph-rsid="00226a53"/>
    </style:style>
    <style:style style:name="P5" style:family="paragraph" style:parent-style-name="Text_20_body">
      <style:text-properties officeooo:rsid="001f07ba" officeooo:paragraph-rsid="0023d07b"/>
    </style:style>
    <style:style style:name="P6" style:family="paragraph" style:parent-style-name="Text_20_body">
      <style:text-properties officeooo:paragraph-rsid="00226a53"/>
    </style:style>
    <style:style style:name="P7" style:family="paragraph" style:parent-style-name="Heading_20_1">
      <style:text-properties officeooo:rsid="001d94ab"/>
    </style:style>
    <style:style style:name="P8" style:family="paragraph" style:parent-style-name="Heading_20_2">
      <style:text-properties officeooo:rsid="001f07ba"/>
    </style:style>
    <style:style style:name="P9" style:family="paragraph" style:parent-style-name="Heading_20_2">
      <style:text-properties officeooo:paragraph-rsid="0023d07b"/>
    </style:style>
    <style:style style:name="P10" style:family="paragraph" style:parent-style-name="Marginalia">
      <style:paragraph-properties fo:margin-left="0cm" fo:margin-right="0cm" fo:text-align="start" style:justify-single-word="false" fo:text-indent="0cm" style:auto-text-indent="false">
        <style:tab-stops>
          <style:tab-stop style:position="17.013cm" style:type="right"/>
        </style:tab-stops>
      </style:paragraph-properties>
      <style:text-properties officeooo:rsid="001d94ab"/>
    </style:style>
    <style:style style:name="T1" style:family="text">
      <style:text-properties officeooo:rsid="00226a53"/>
    </style:style>
    <style:style style:name="T2" style:family="text">
      <style:text-properties officeooo:rsid="0023d0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Project 3 Report</text:h>
      <text:p text:style-name="P2"/>
      <text:h text:style-name="P8" text:outline-level="2">Implementation</text:h>
      <text:p text:style-name="P3">Documentation read :</text:p>
      <text:p text:style-name="P6"><text:span text:style-name="T1">At first we mainly used the recommended </text:span><text:a xlink:type="simple" xlink:href="http://www.pjrc.com/tech/8051/ide/fat32.html"><text:span text:style-name="T1">FAT for microcontrollers</text:span></text:a><text:span text:style-name="T1"> as starting point. <text:s/>It has the advantage to be clear and not too hard to a first. </text:span><text:span text:style-name="T2">Then fuse.sourceforge.net had really good hints. It synthetized what functions had to do</text:span></text:p>
      <text:p text:style-name="P4"><text:span text:style-name="T1">What </text:span><text:span text:style-name="T2">documentation </text:span><text:span text:style-name="T1">clearly missed :</text:span></text:p>
      <text:p text:style-name="P4"><text:span text:style-name="T1">We really had troubles to find out what is the use of None of us was used to look for informations or documentation in the man. This is mainly because this class is the first that has so concrete C project. Thus we just rely on the IDE's link resolution to find source code of </text:span></text:p>
      <text:p text:style-name="P5"><text:span text:style-name="T2">Other comprehension problems :</text:span></text:p>
      <text:p text:style-name="P5"><text:span text:style-name="T2">As we didn't know </text:span></text:p>
      <text:h text:style-name="P8" text:outline-level="2">Testing our Project</text:h>
      <text:p text:style-name="P3">What methods we used to test :</text:p>
      <text:p text:style-name="P3">the utf16 characters (long file name)</text:p>
      <text:p text:style-name="P3"><text:span text:style-name="T2"/></text:p>
      <text:h text:style-name="P9" text:outline-level="2"><text:span text:style-name="T2">Conclusion</text:span></text:h>
      <text:p text:style-name="P5"><text:span text:style-name="T2">Despite all troubles and the heavy workload, it is fun to implement our own file system ! The fuse library, once understoo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Ubuntu" svg:font-family="Ubuntu" style:font-adornments="Regular" style:font-pitch="variable"/>
    <style:font-face style:name="Ubuntu Light"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Ubuntu"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Ubuntu" fo:font-size="16pt" fo:font-style="normal"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style:page-number="auto"/>
      <style:text-properties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100%" fo:margin-left="0cm" fo:margin-right="0cm" fo:margin-top="0cm" fo:margin-bottom="0cm" style:contextual-spacing="false" fo:text-indent="0cm" style:auto-text-indent="false"/>
      <style:text-properties style:font-name="Ubuntu Light" fo:font-size="10pt" fo:font-weight="250"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Marginalia">
      <style:paragraph-properties fo:margin-left="0cm" fo:margin-right="0cm" fo:text-align="start" style:justify-single-word="false" fo:text-indent="0cm" style:auto-text-indent="false">
        <style:tab-stops>
          <style:tab-stop style:position="17.013cm" style:type="right"/>
        </style:tab-stops>
      </style:paragraph-properties>
      <style:text-properties officeooo:rsid="001d94ab"/>
    </style:style>
    <style:style style:name="MP2" style:family="paragraph" style:parent-style-name="Marginalia">
      <style:paragraph-properties fo:margin-left="0cm" fo:margin-right="0cm" fo:text-indent="0cm" style:auto-text-indent="false">
        <style:tab-stops>
          <style:tab-stop style:position="8.52cm" style:type="center"/>
        </style:tab-stops>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peration Systems<text:tab/>Valérian Pittet, Roger Vion, Pascal Cudré<text:tab/><text:tab/></text:p>
      </style:header>
      <style:footer>
        <text:p text:style-name="MP2"><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meta:initial-creator>
    <meta:creation-date>2013-05-24T17:13:33</meta:creation-date>
    <meta:generator>LibreOffice/3.6$Linux_X86_64 LibreOffice_project/360m1$Build-2</meta:generator>
    <dc:date>2013-05-24T23:23:41</dc:date>
    <dc:creator>Valérian </dc:creator>
    <meta:editing-duration>PT15M31S</meta:editing-duration>
    <meta:editing-cycles>6</meta:editing-cycles>
    <meta:document-statistic meta:table-count="0" meta:image-count="0" meta:object-count="0" meta:page-count="1" meta:paragraph-count="15" meta:word-count="163" meta:character-count="930" meta:non-whitespace-character-count="775"/>
  </office:meta>
</office:document-meta>
</file>